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tim" svg:font-family="Consolastim"/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ny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1pt" style:font-size-asian="11pt" style:font-size-complex="11pt"/>
    </style:style>
    <style:style style:name="P2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style:text-autospace="none"/>
    </style:style>
    <style:style style:name="P4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5" style:family="paragraph" style:parent-style-name="Standard">
      <style:paragraph-properties style:text-autospace="none"/>
      <style:text-properties fo:color="#000000" style:font-name="Consolas" fo:font-size="9.5pt" fo:background-color="transparent" style:font-name-asian="Consolas" style:font-size-asian="9.5pt" style:font-name-complex="Consolas" style:font-size-complex="9.5pt"/>
    </style:style>
    <style:style style:name="P6" style:family="paragraph" style:parent-style-name="Text_20_body" style:list-style-name="L1">
      <style:text-properties fo:font-size="11pt" style:font-size-asian="11pt" style:font-size-complex="11pt"/>
    </style:style>
    <style:style style:name="P7" style:family="paragraph" style:parent-style-name="Text_20_body" style:list-style-name="L2">
      <style:text-properties fo:font-size="11pt" style:font-size-asian="11pt" style:font-size-complex="11pt"/>
    </style:style>
    <style:style style:name="P8" style:family="paragraph" style:parent-style-name="Text_20_body" style:list-style-name="L2"/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 style:list-style-name="L2">
      <style:text-properties fo:font-weight="bold" style:font-weight-asian="bold" style:font-weight-complex="bold"/>
    </style:style>
    <style:style style:name="P11" style:family="paragraph" style:parent-style-name="Text_20_body" style:list-style-name="L2">
      <style:text-properties fo:color="#000000" style:font-name="Times New Roman" fo:font-size="12pt" fo:background-color="transparent" style:font-name-asian="Consolas" style:font-size-asian="12pt" style:font-name-complex="Consolas" style:font-size-complex="12pt"/>
    </style:style>
    <style:style style:name="P12" style:family="paragraph" style:parent-style-name="Text_20_body" style:list-style-name="L5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13" style:family="paragraph" style:parent-style-name="Text_20_body">
      <style:text-properties fo:color="#000000" style:font-name-asian="Consolas" style:font-name-complex="Consolas"/>
    </style:style>
    <style:style style:name="P14" style:family="paragraph" style:parent-style-name="Text_20_body" style:list-style-name="L5">
      <style:text-properties fo:color="#000000" style:font-name-asian="Consolas" style:font-name-complex="Consolas"/>
    </style:style>
    <style:style style:name="P15" style:family="paragraph" style:parent-style-name="Text_20_body" style:list-style-name="L5"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6" style:family="paragraph" style:parent-style-name="Text_20_body">
      <style:text-properties fo:color="#000000" fo:font-weight="bold" style:font-name-asian="Consolas" style:font-weight-asian="bold" style:font-name-complex="Consolas" style:font-weight-complex="bold"/>
    </style:style>
    <style:style style:name="P17" style:family="paragraph" style:parent-style-name="Text_20_body" style:list-style-name="L3"/>
    <style:style style:name="P18" style:family="paragraph" style:parent-style-name="Text_20_body" style:list-style-name="L4"/>
    <style:style style:name="P19" style:family="paragraph" style:parent-style-name="Text_20_body" style:list-style-name="L5"/>
    <style:style style:name="P20" style:family="paragraph" style:parent-style-name="Text_20_body" style:list-style-name="L7"/>
    <style:style style:name="P21" style:family="paragraph" style:parent-style-name="Text_20_body" style:list-style-name="L7">
      <style:text-properties style:font-name="Times New Roman" fo:font-size="12pt" style:font-size-asian="12pt" style:font-size-complex="12pt"/>
    </style:style>
    <style:style style:name="P22" style:family="paragraph" style:parent-style-name="Text_20_body" style:list-style-name="L9"/>
    <style:style style:name="P23" style:family="paragraph" style:parent-style-name="Standard" style:list-style-name="L2">
      <style:text-properties fo:color="#0000ff" style:font-name="Consolas" fo:font-size="9.5pt" style:font-name-asian="Consolas" style:font-size-asian="9.5pt" style:font-name-complex="Consolas" style:font-size-complex="9.5pt"/>
    </style:style>
    <style:style style:name="P24" style:family="paragraph" style:parent-style-name="Standard" style:list-style-name="">
      <style:paragraph-properties style:text-autospace="none"/>
    </style:style>
    <style:style style:name="P25" style:family="paragraph" style:parent-style-name="Standard">
      <style:paragraph-properties style:text-autospace="none"/>
    </style:style>
    <style:style style:name="P26" style:family="paragraph" style:parent-style-name="Standard" style:list-style-name="L7"/>
    <style:style style:name="P27" style:family="paragraph" style:parent-style-name="Standard" style:list-style-name="L8">
      <style:paragraph-properties style:text-autospace="none"/>
    </style:style>
    <style:style style:name="P28" style:family="paragraph" style:parent-style-name="Standard" style:list-style-name="L9"/>
    <style:style style:name="P29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30" style:family="paragraph" style:parent-style-name="Standard" style:list-style-name="L10">
      <style:paragraph-properties style:text-autospace="none"/>
    </style:style>
    <style:style style:name="P31" style:family="paragraph" style:parent-style-name="Standard" style:list-style-name="L13">
      <style:paragraph-properties style:text-autospace="none"/>
    </style:style>
    <style:style style:name="P32" style:family="paragraph" style:parent-style-name="Standard" style:list-style-name="L14">
      <style:paragraph-properties style:text-autospace="none"/>
    </style:style>
    <style:style style:name="P33" style:family="paragraph" style:parent-style-name="Standard" style:list-style-name="L15">
      <style:paragraph-properties style:text-autospace="none"/>
    </style:style>
    <style:style style:name="P34" style:family="paragraph" style:parent-style-name="Standard" style:list-style-name="L16">
      <style:paragraph-properties style:text-autospace="none"/>
    </style:style>
    <style:style style:name="P35" style:family="paragraph" style:parent-style-name="Standard" style:list-style-name="L17">
      <style:paragraph-properties style:text-autospace="none"/>
    </style:style>
    <style:style style:name="P36" style:family="paragraph" style:parent-style-name="Standard" style:list-style-name="L18">
      <style:paragraph-properties style:text-autospace="none"/>
    </style:style>
    <style:style style:name="P37" style:family="paragraph" style:parent-style-name="Standard" style:list-style-name="">
      <style:paragraph-properties fo:margin-left="1.251cm" fo:margin-right="0cm" fo:text-indent="0cm" style:auto-text-indent="false"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38" style:family="paragraph" style:parent-style-name="Standard" style:list-style-name="">
      <style:paragraph-properties fo:margin-left="1.251cm" fo:margin-right="0cm" fo:text-indent="0cm" style:auto-text-indent="false" style:text-autospace="none"/>
    </style:style>
    <style:style style:name="P39" style:family="paragraph" style:parent-style-name="Def" style:list-style-name="L7"/>
    <style:style style:name="P40" style:family="paragraph" style:parent-style-name="Def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000000" fo:font-size="9.5pt" style:font-name-asian="Consolas" style:font-size-asian="9.5pt" style:font-name-complex="Consolas" style:font-size-complex="9.5pt"/>
    </style:style>
    <style:style style:name="T6" style:family="text">
      <style:text-properties fo:color="#000000" style:font-name-asian="Consolas" style:font-name-complex="Consolas"/>
    </style:style>
    <style:style style:name="T7" style:family="text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T8" style:family="text">
      <style:text-properties fo:color="#000000" style:font-name="Times New Roman" fo:font-size="12pt" fo:font-weight="bold" style:font-name-asian="Consolas" style:font-size-asian="12pt" style:font-weight-asian="bold" style:font-name-complex="Consolas" style:font-size-complex="12pt" style:font-weight-complex="bold"/>
    </style:style>
    <style:style style:name="T9" style:family="text">
      <style:text-properties fo:color="#000000" fo:font-weight="bold" style:font-name-asian="Consolas" style:font-weight-asian="bold" style:font-name-complex="Consolas" style:font-weight-complex="bold"/>
    </style:style>
    <style:style style:name="T10" style:family="text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T11" style:family="text">
      <style:text-properties fo:color="#000000" style:font-name="Times New Roman" fo:font-size="12pt" fo:background-color="transparent" style:font-name-asian="Consolas" style:font-size-asian="12pt" style:font-name-complex="Consolas" style:font-size-complex="12pt"/>
    </style:style>
    <style:style style:name="T12" style:family="text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T13" style:family="text">
      <style:text-properties fo:color="#000000" style:font-name="Times New Roman" fo:font-size="12pt" fo:font-weight="normal" style:font-name-asian="Consolas" style:font-size-asian="12pt" style:font-weight-asian="normal" style:font-name-complex="Consolas" style:font-size-complex="12pt" style:font-weight-complex="normal"/>
    </style:style>
    <style:style style:name="T14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5" style:family="text">
      <style:text-properties fo:color="#000000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T16" style:family="text">
      <style:text-properties fo:color="#000000" style:font-name="Consolas" fo:font-size="9.5pt" fo:font-weight="bold" style:font-name-asian="Consolas" style:font-size-asian="9.5pt" style:font-weight-asian="bold" style:font-name-complex="Consolas" style:font-size-complex="9.5pt" style:font-weight-complex="bold"/>
    </style:style>
    <style:style style:name="T17" style:family="text">
      <style:text-properties fo:color="#000000" style:font-name-asian="Consolas" style:font-name-complex="Consolas"/>
    </style:style>
    <style:style style:name="T18" style:family="text">
      <style:text-properties fo:color="#000000" fo:font-weight="normal" style:font-name-asian="Consolas" style:font-weight-asian="normal" style:font-name-complex="Consolas" style:font-weight-complex="normal"/>
    </style:style>
    <style:style style:name="T19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20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21" style:family="text">
      <style:text-properties fo:color="#0000ff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T22" style:family="text">
      <style:text-properties fo:color="#0000ff" fo:font-weight="normal" style:font-weight-asian="normal" style:font-weight-complex="normal"/>
    </style:style>
    <style:style style:name="T23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24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25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28" style:family="text">
      <style:text-properties fo:color="#2b91af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er">Informacje ogólne</text:p>
      <text:list xml:id="list30553453" text:style-name="L1">
        <text:list-item>
          <text:p text:style-name="P6">Program jest kompilowany w <text:span text:style-name="T1">ciąg instrukcji CLI</text:span> a nie bezpośrednio na kod maszynowy., więc niezależnie od języka dostajemy bardzo podobny ciąg rozkazów CLI. CLI jest niezależne od platformy (jak JAVA) i wymaga środowiska uruchomieniowego.</text:p>
        </text:list-item>
        <text:list-item>
          <text:p text:style-name="P6">W plikach wygenerowanych przez kompilator, poza instrukcjami CLI są też <text:span text:style-name="T1">metadane</text:span>, które wykorzystuje np. Intelisense.</text:p>
        </text:list-item>
        <text:list-item>
          <text:p text:style-name="P6"><text:span text:style-name="T1">CTS</text:span> - formalna definicja typu (klasa, interfejs,struktura, wyliczenie, delegacja). CTS posiadają składowe, czyli: </text:p>
          <text:list>
            <text:list-item>
              <text:p text:style-name="P6">konstruktor, finalizator, typ zagnieżdżony, operator, metoda, właściwość, indeksator, pole , stała, zdarzenie.</text:p>
            </text:list-item>
          </text:list>
        </text:list-item>
        <text:list-item>
          <text:p text:style-name="P6"><text:span text:style-name="T1">Typy podstawowe</text:span>,to np.: String, Int, Double, Bool...</text:p>
        </text:list-item>
        <text:list-item>
          <text:p text:style-name="P6"><text:span text:style-name="T1">CLS</text:span> – zbiór reguł, które musi spełniać kompilator na platformę, np. parametry i wartości zwracane muszą być typami ze znakiem.</text:p>
        </text:list-item>
        <text:list-item>
          <text:p text:style-name="P6"><text:span text:style-name="T1">CLR</text:span> – wspólne środowisko uruchomieniowe.</text:p>
        </text:list-item>
        <text:list-item>
          <text:p text:style-name="P6"><text:span text:style-name="T1">System nazw</text:span> - logiczne grupowanie (w drzewo) typów w jednym pakiecie np. <text:span text:style-name="T1">System.IO.</text:span> </text:p>
          <text:list>
            <text:list-item>
              <text:p text:style-name="P6">Używany go podając bezpośrednio, jak ścieżkę docelową: <text:span text:style-name="T2">System.IO.Write('Ala');</text:span></text:p>
            </text:list-item>
            <text:list-item>
              <text:p text:style-name="P6">Używamy importując przestrzeń nazw, np.: <text:span text:style-name="T2">using System.Windows.Form;</text:span></text:p>
            </text:list-item>
          </text:list>
        </text:list-item>
      </text:list>
      <text:p text:style-name="P1"/>
      <text:p text:style-name="Header">Kodzenie</text:p>
      <text:list xml:id="list30572904" text:style-name="L2">
        <text:list-item>
          <text:p text:style-name="P7">C# nie posiada funkcji i punktów danych (zmienne, stałe) globalnych</text:p>
        </text:list-item>
        <text:list-item>
          <text:p text:style-name="P7">Punkt wyjścia – opcja „/main” wskazująca tylko jeden punkt aplikacji. Może być wiele obiektów aplikacji (klas ze zdefiniowaną funkcją Main), ale kompilator musi znać miejsce od którego program rozpoczyna swoją pracę.</text:p>
        </text:list-item>
        <text:list-item>
          <text:p text:style-name="P7"><text:span text:style-name="T1">Main</text:span> </text:p>
          <text:list>
            <text:list-item>
              <text:p text:style-name="P7">zwracać void lub dane. Jeśli zwraca void to oznacza, że zwraca 0 dla poprawnego zakończenia aplikacji. -1 oznacza błąd, które można potem obejrzeć w <text:span text:style-name="T2">%ERRORLEVEL%</text:span></text:p>
            </text:list-item>
            <text:list-item>
              <text:p text:style-name="P7">może pobierać lub nie argumenty</text:p>
            </text:list-item>
          </text:list>
        </text:list-item>
      </text:list>
      <text:p text:style-name="P2">Dane i typy proste</text:p>
      <text:list xml:id="list36723969" text:continue-numbering="true" text:style-name="L2">
        <text:list-item>
          <text:p text:style-name="P10"><text:span text:style-name="T3">De</text:span>finiowanie zmiennych:</text:p>
          <text:list>
            <text:list-item>
              <text:p text:style-name="P8">int x;</text:p>
            </text:list-item>
            <text:list-item>
              <text:p text:style-name="P8">int x = 7;</text:p>
            </text:list-item>
            <text:list-item>
              <text:p text:style-name="P8">int x=7, y=8; - można stosować jeśli x i y są tego samego typu.</text:p>
            </text:list-item>
            <text:list-item>
              <text:p text:style-name="P8">System.Integer32 x; - to samo co int x;</text:p>
            </text:list-item>
            <text:list-item>
              <text:p text:style-name="P8">int x = new int(); - ustawia wartość domyślną</text:p>
            </text:list-item>
          </text:list>
        </text:list-item>
        <text:list-item>
          <text:p text:style-name="P8"><text:span text:style-name="T1">typ Nullable</text:span> – int? n; Można przypisywać wartość null do typów prostych, ale int &lt;&gt; int? Więc nie da się po prostu przepisać wartości z jednej zmiennej do drugiej.</text:p>
        </text:list-item>
        <text:list-item>
          <text:p text:style-name="P10">Liczbowe typy danych</text:p>
          <text:list>
            <text:list-item>
              <text:p text:style-name="P8">x.MinValue(); / MaxnValue(); oddaje minimalną i maksymalną wartość dla danego typu;</text:p>
            </text:list-item>
            <text:list-item>
              <text:p text:style-name="P8"><text:soft-page-break/>x.Epsilon() / PositiveInfinity() / NegativeInfinity() / etc</text:p>
            </text:list-item>
            <text:list-item>
              <text:p text:style-name="P8"><text:span text:style-name="T1">BigInteger</text:span> – przechowije liczby właściwie beaz ograniczenia co do ilości cyfr</text:p>
              <text:list>
                <text:list-item>
                  <text:p text:style-name="P8">using System.Numerics</text:p>
                </text:list-item>
                <text:list-item>
                  <text:p text:style-name="P8">BigInteger x = BigInteger.Parse(„999...9”);</text:p>
                </text:list-item>
                <text:list-item>
                  <text:p text:style-name="P8">Nie można używać operatorów +, *, /, - etc, ale można używać metod: x.Multiply(„y”)</text:p>
                </text:list-item>
              </text:list>
            </text:list-item>
          </text:list>
        </text:list-item>
        <text:list-item>
          <text:p text:style-name="P10">System.Boolean</text:p>
          <text:list>
            <text:list-item>
              <text:p text:style-name="P8">x.TrueString == „True” / FalseString == 'False” - stringowa reprezentacja wartości bool<text:tab/> </text:p>
            </text:list-item>
          </text:list>
        </text:list-item>
        <text:list-item>
          <text:p text:style-name="P8"><text:span text:style-name="T1">System.Cha</text:span>r</text:p>
          <text:list>
            <text:list-item>
              <text:p text:style-name="P8">IsDigit(), IsLetter(), IsChar(), IsWhiteSpace(), IsPuntaction();</text:p>
            </text:list-item>
          </text:list>
        </text:list-item>
        <text:list-item>
          <text:p text:style-name="P10">System.String</text:p>
          <text:list>
            <text:list-item>
              <text:p text:style-name="P8">Length()), Compose(), Contains(), Insert(), Split(), Trim, ToUpper();</text:p>
            </text:list-item>
            <text:list-item>
              <text:p text:style-name="P8">„+” - konkatenacja, jest równoważne x= String.Concat(„a”, y);</text:p>
            </text:list-item>
            <text:list-item>
              <text:p text:style-name="P10">Znaki unikowe</text:p>
              <text:list>
                <text:list-item>
                  <text:p text:style-name="P8">'\' więc \\ da '\', '\”' dla '”'</text:p>
                </text:list-item>
                <text:list-item>
                  <text:p text:style-name="P8">'\a' daje dźwięk systemowy</text:p>
                </text:list-item>
              </text:list>
            </text:list-item>
            <text:list-item>
              <text:p text:style-name="P8"><text:span text:style-name="T1">Łańcuchy dosłowne @</text:span> - @”...” spowoduje, że '\' będzie traktowane jak zwykły znak, a nie unikowy</text:p>
            </text:list-item>
            <text:list-item>
              <text:p text:style-name="P8"><text:span text:style-name="T1">Porównywanie łańcuchów</text:span> '==' i '!='</text:p>
            </text:list-item>
            <text:list-item>
              <text:p text:style-name="P8">Stringów nie modyfikujemy, tylko zwracamy nowe stringi. Dlatego dużo operacji na długich stringach może być obciążeniem.</text:p>
            </text:list-item>
            <text:list-item>
              <text:p text:style-name="P8"><text:span text:style-name="T1">System.Text.StringBuilder</text:span> – klasa do operacji na łańcuchach, która modyfikuje łańcuch, a nie zwraca nowy, co jest szybsze.</text:p>
              <text:list>
                <text:list-item>
                  <text:p text:style-name="P8">sb = new StringBuilder(„...”);</text:p>
                </text:list-item>
                <text:list-item>
                  <text:p text:style-name="P8">Do pracy używamy metod jak AppendLine(), Replace() itp.</text:p>
                </text:list-item>
              </text:list>
            </text:list-item>
          </text:list>
        </text:list-item>
        <text:list-item>
          <text:p text:style-name="P10">Konwersja danych</text:p>
          <text:list>
            <text:list-item>
              <text:p text:style-name="P8"><text:span text:style-name="T1">Poszerzanie</text:span> = niejawne rzutowanie w górę, czyli na typ obszerniejszy, które nie będzie skutkowało utratą danych.</text:p>
            </text:list-item>
            <text:list-item>
              <text:p text:style-name="P8"><text:span text:style-name="T1">Zwężanie</text:span> – jawne rzutowanie w dół – możliwa jest ustrata danych</text:p>
              <text:list>
                <text:list-item>
                  <text:p text:style-name="P8">Źle: short x = Add(int a, int b);</text:p>
                </text:list-item>
                <text:list-item>
                  <text:p text:style-name="P8">Dobrze: short x = (short) Add(int a, int b);</text:p>
                </text:list-item>
                <text:list-item>
                  <text:p text:style-name="P11"><text:span text:style-name="T1">checked</text:span> przechwytuje przepełnienia typów i zwracaSystem.OverflowException</text:p>
                  <text:p text:style-name="P23">checked</text:p>
                </text:list-item>
              </text:list>
            </text:list-item>
          </text:list>
        </text:list-item>
      </text:list>
      <text:p text:style-name="P4"><text:s text:c="12"/><text:tab/>{</text:p>
      <text:p text:style-name="P3"><text:span text:style-name="T4"><text:s text:c="16"/></text:span><text:span text:style-name="T19">try</text:span></text:p>
      <text:p text:style-name="P4"><text:s text:c="16"/>{</text:p>
      <text:p text:style-name="P3"><text:span text:style-name="T4"><text:s text:c="20"/></text:span><text:span text:style-name="T19">int</text:span><text:span text:style-name="T4"> x = 999;</text:span></text:p>
      <text:p text:style-name="P3"><text:span text:style-name="T4"><text:s text:c="20"/></text:span><text:span text:style-name="T19">byte</text:span><text:span text:style-name="T4"> b = (</text:span><text:span text:style-name="T19">byte</text:span><text:span text:style-name="T4">) x;</text:span></text:p>
      <text:p text:style-name="P4"><text:s text:c="16"/>}</text:p>
      <text:p text:style-name="P3"><text:span text:style-name="T4"><text:s text:c="16"/></text:span><text:span text:style-name="T19">catch</text:span></text:p>
      <text:p text:style-name="P3"><text:soft-page-break/><text:span text:style-name="T4"><text:s text:c="16"/>{</text:span><text:span text:style-name="T23">//...</text:span></text:p>
      <text:p text:style-name="P4"><text:s text:c="16"/>}</text:p>
      <text:p text:style-name="P5"><text:s text:c="12"/><text:tab/>}</text:p>
      <text:list xml:id="list36740188" text:continue-numbering="true" text:style-name="L2">
        <text:list-item>
          <text:list>
            <text:list-item>
              <text:list>
                <text:list-item>
                  <text:p text:style-name="P11">'/checked' - flaga włącza <text:s/>sprawdzania przepełnień w całym projekcie</text:p>
                </text:list-item>
                <text:list-item>
                  <text:p text:style-name="P11">unchecked działa analogicznie (np. jeśli jest włączona flaga '/checked')</text:p>
                </text:list-item>
              </text:list>
            </text:list-item>
            <text:list-item>
              <text:p text:style-name="P11"><text:span text:style-name="T1">System.Convert </text:span>– działa jak jawna konwersja</text:p>
              <text:list>
                <text:list-item>
                  <text:p text:style-name="P11">byte myByte = Convert.ToByte(myInt);</text:p>
                </text:list-item>
              </text:list>
            </text:list-item>
          </text:list>
        </text:list-item>
        <text:list-item>
          <text:p text:style-name="P8"><text:span text:style-name="T1">Niejawne</text:span> <text:span text:style-name="T1">typizowanie</text:span> – pierwsze przypisanie wartości definiuje typ. Jest bardzo istotne w LINQ. Można używać do typów prostych, tablic i własnych typów, ale lepiej tego unikać, to zamąca kod;</text:p>
          <text:list>
            <text:list-item>
              <text:p text:style-name="P8">var i = 7; - zostanie uznane za System.Integer32</text:p>
            </text:list-item>
            <text:list-item>
              <text:p text:style-name="P8">Źle: var i; - wartość musi być przypisana w momencie </text:p>
            </text:list-item>
            <text:list-item>
              <text:p text:style-name="P8">var i = j;</text:p>
            </text:list-item>
            <text:list-item>
              <text:p text:style-name="P8"><text:span text:style-name="T1">używamy</text:span> do definiowania tylko zmiennych lokalnych w zasięgu metody. <text:span text:style-name="T1">NIE używamy</text:span> do definiowania parametrów, zwracanych wartości, pól danych w niestandardowym typie.</text:p>
            </text:list-item>
            <text:list-item>
              <text:p text:style-name="P8">Niedozwolone jest używanie tokena „?” nullable</text:p>
              <text:list>
                <text:list-item>
                  <text:p text:style-name="P8">Źle: var? x = 12;</text:p>
                </text:list-item>
                <text:list-item>
                  <text:p text:style-name="P8">Źle: var? x = null;</text:p>
                </text:list-item>
              </text:list>
            </text:list-item>
            <text:list-item>
              <text:p text:style-name="P8">Dane typowane niejawnie mają ścisłą kontrolę typów, tak jak np., typy proste;</text:p>
            </text:list-item>
          </text:list>
        </text:list-item>
      </text:list>
      <text:p text:style-name="P9">Pętle, warunki, iteratory</text:p>
      <text:list xml:id="list30558279" text:style-name="L3">
        <text:list-item>
          <text:p text:style-name="P17"><text:span text:style-name="T19">for</text:span><text:span text:style-name="T4"> (</text:span><text:span text:style-name="T19">int</text:span><text:span text:style-name="T4"> i=0; i&lt;5; i++)</text:span> <text:span text:style-name="T4">{…};</text:span></text:p>
          <text:list>
            <text:list-item>
              <text:p text:style-name="P17">działają słowa kluczowe <text:s/>goto, continue, break</text:p>
            </text:list-item>
          </text:list>
        </text:list-item>
        <text:list-item>
          <text:p text:style-name="P17">foreach – pozwala przejść po elementach tablicy lub obiektowej kolekcji</text:p>
          <text:list>
            <text:list-item>
              <text:p text:style-name="P17"><text:span text:style-name="T19">foreach</text:span><text:span text:style-name="T4">(</text:span><text:span text:style-name="T19">string</text:span><text:span text:style-name="T4"> s </text:span><text:span text:style-name="T19">in</text:span><text:span text:style-name="T4"> strArray) {…};</text:span></text:p>
            </text:list-item>
            <text:list-item>
              <text:p text:style-name="P17">można używać niejawnie typowanej zmiennej (co nabiera sensy w LINQ)</text:p>
              <text:list>
                <text:list-item>
                  <text:p text:style-name="P17"><text:span text:style-name="T19">foreach</text:span><text:span text:style-name="T4">(</text:span><text:span text:style-name="T19">var</text:span><text:span text:style-name="T4"> s </text:span><text:span text:style-name="T19">in</text:span><text:span text:style-name="T4"> strArr) {…};</text:span></text:p>
                </text:list-item>
              </text:list>
            </text:list-item>
          </text:list>
        </text:list-item>
        <text:list-item>
          <text:p text:style-name="P17"><text:span text:style-name="T19">while</text:span><text:span text:style-name="T4"> (i &lt; 10) </text:span><text:span text:style-name="T19">do</text:span><text:span text:style-name="T4"> {…};</text:span></text:p>
        </text:list-item>
        <text:list-item>
          <text:p text:style-name="P17"><text:span text:style-name="T19">do</text:span><text:span text:style-name="T4"> {…} </text:span><text:span text:style-name="T19">while</text:span><text:span text:style-name="T4"> (i &lt; 10);</text:span> – wykona się przynajmniej raz</text:p>
        </text:list-item>
        <text:list-item>
          <text:p text:style-name="P17"><text:span text:style-name="T19">if</text:span><text:span text:style-name="T4"> (...) {...} </text:span></text:p>
        </text:list-item>
      </text:list>
      <text:p text:style-name="Text_20_body"><text:span text:style-name="T4"><text:s text:c="7"/></text:span><text:span text:style-name="T19">else</text:span><text:span text:style-name="T4"> </text:span><text:span text:style-name="T19">if</text:span><text:span text:style-name="T4"> (...) {...}</text:span></text:p>
      <text:p text:style-name="Text_20_body"><text:span text:style-name="T4"><text:s text:c="7"/></text:span><text:span text:style-name="T19">else</text:span><text:span text:style-name="T4"> {...};</text:span></text:p>
      <text:list xml:id="list30570933" text:style-name="L4">
        <text:list-item>
          <text:p text:style-name="P18"><text:span text:style-name="T9">switch</text:span><text:span text:style-name="T6"> może operować na liczbach całkowitych i stringach</text:span></text:p>
          <text:list>
            <text:list-item>
              <text:p text:style-name="P18"><text:span text:style-name="T19">switch</text:span><text:span text:style-name="T4"> (n)</text:span></text:p>
            </text:list-item>
          </text:list>
        </text:list-item>
      </text:list>
      <text:p text:style-name="Text_20_body"><text:s text:c="10"/>{</text:p>
      <text:p text:style-name="Text_20_body"><text:span text:style-name="T4"><text:s text:c="14"/></text:span><text:span text:style-name="T19">case</text:span><text:span text:style-name="T4"> 1: { … </text:span><text:span text:style-name="T19">break</text:span><text:span text:style-name="T4">; }</text:span></text:p>
      <text:p text:style-name="Text_20_body"><text:span text:style-name="T4"><text:s text:c="14"/></text:span><text:span text:style-name="T19">case</text:span><text:span text:style-name="T4"> 2: { … </text:span><text:span text:style-name="T19">break</text:span><text:span text:style-name="T4">; }</text:span></text:p>
      <text:p text:style-name="Text_20_body"><text:span text:style-name="T4"><text:s text:c="14"/></text:span><text:span text:style-name="T19">default</text:span><text:span text:style-name="T4">: { … </text:span><text:span text:style-name="T19">break</text:span><text:span text:style-name="T4">; }</text:span></text:p>
      <text:p text:style-name="P13"><text:soft-page-break/><text:s text:c="10"/>}</text:p>
      <text:list xml:id="list36730359" text:continue-numbering="true" text:style-name="L4">
        <text:list-item>
          <text:p text:style-name="P18"><text:span text:style-name="T9">Operatory</text:span><text:span text:style-name="T6"> </text:span><text:span text:style-name="T9">logiczne</text:span><text:span text:style-name="T6">: &amp;&amp;, ||, !</text:span></text:p>
        </text:list-item>
        <text:list-item>
          <text:p text:style-name="P18"><text:span text:style-name="T9">Operatory</text:span><text:span text:style-name="T6"> </text:span><text:span text:style-name="T9">relacyjne</text:span><text:span text:style-name="T6">: ==, !=, &lt;, &gt;, &lt;=, &gt;=</text:span></text:p>
        </text:list-item>
      </text:list>
      <text:p text:style-name="P16">Metody</text:p>
      <text:list xml:id="list30572565" text:style-name="L5">
        <text:list-item>
          <text:p text:style-name="P12">parametry</text:p>
          <text:list>
            <text:list-item>
              <text:p text:style-name="P12">modyfikatory</text:p>
              <text:list>
                <text:list-item>
                  <text:p text:style-name="P19"><text:span text:style-name="T8">brak</text:span><text:span text:style-name="T7"> – metoda dostanie kopię danych</text:span></text:p>
                </text:list-item>
                <text:list-item>
                  <text:p text:style-name="P19"><text:span text:style-name="T8">out</text:span><text:span text:style-name="T7"> – wewnątrz metody musi wystąpić przypisanie do parametru</text:span></text:p>
                  <text:list>
                    <text:list-item>
                      <text:p text:style-name="P19"><text:span text:style-name="T7">Wywołanie też wymaga modyfikatora: </text:span><text:span text:style-name="T4">Fill(a, </text:span><text:span text:style-name="T19">out</text:span><text:span text:style-name="T4"> b);</text:span></text:p>
                    </text:list-item>
                    <text:list-item>
                      <text:p text:style-name="P19"><text:span text:style-name="T6">NIE </text:span><text:span text:style-name="T6">MUSZĄ</text:span><text:span text:style-name="T6"> być zainicjowane przed przesłaniem</text:span></text:p>
                    </text:list-item>
                  </text:list>
                </text:list-item>
                <text:list-item>
                  <text:p text:style-name="P19"><text:span text:style-name="T8">ref</text:span><text:span text:style-name="T7"> – przekazywana jest referencja do obiektów, czyli nie działamy na kopi</text:span></text:p>
                  <text:list>
                    <text:list-item>
                      <text:p text:style-name="P12">MUSZĄ być zainicjowane przed wysłaniem</text:p>
                    </text:list-item>
                  </text:list>
                </text:list-item>
                <text:list-item>
                  <text:p text:style-name="P19"><text:span text:style-name="T8">params</text:span><text:span text:style-name="T7"> – można użyć tylko 1 raz i tylko dla ostatniego parametru</text:span></text:p>
                  <text:list>
                    <text:list-item>
                      <text:p text:style-name="P19"><text:span text:style-name="T19">public</text:span><text:span text:style-name="T4"> </text:span><text:span text:style-name="T19">static</text:span><text:span text:style-name="T4"> </text:span><text:span text:style-name="T19">void</text:span><text:span text:style-name="T4"> Metoda(</text:span><text:span text:style-name="T19">int</text:span><text:span text:style-name="T4"> i, </text:span><text:span text:style-name="T19">params</text:span><text:span text:style-name="T4"> </text:span><text:span text:style-name="T19">double</text:span><text:span text:style-name="T4">[] argumenty) {…}</text:span></text:p>
                    </text:list-item>
                    <text:list-item>
                      <text:p text:style-name="P14">zamiast params można używać tablicy lub jakiegoś kontenera</text:p>
                    </text:list-item>
                  </text:list>
                </text:list-item>
              </text:list>
            </text:list-item>
            <text:list-item>
              <text:p text:style-name="P19"><text:span text:style-name="T8">Parametry</text:span><text:span text:style-name="T7"> </text:span><text:span text:style-name="T8">opcjonalne</text:span></text:p>
              <text:list>
                <text:list-item>
                  <text:p text:style-name="P19"><text:span text:style-name="T19">public</text:span><text:span text:style-name="T4"> </text:span><text:span text:style-name="T19">static</text:span><text:span text:style-name="T4"> </text:span><text:span text:style-name="T19">void</text:span><text:span text:style-name="T4"> Metoda(</text:span><text:span text:style-name="T19">int</text:span><text:span text:style-name="T4"> i, </text:span><text:span text:style-name="T19">string</text:span><text:span text:style-name="T4"> s = </text:span><text:span text:style-name="T24">"domyślny"</text:span><text:span text:style-name="T4">) {...}</text:span></text:p>
                </text:list-item>
                <text:list-item>
                  <text:p text:style-name="P19"><text:span text:style-name="T19">public</text:span><text:span text:style-name="T4"> </text:span><text:span text:style-name="T19">static</text:span><text:span text:style-name="T4"> </text:span><text:span text:style-name="T19">void</text:span><text:span text:style-name="T4"> Metoda(</text:span><text:span text:style-name="T19">int</text:span><text:span text:style-name="T4"> i, </text:span><text:span text:style-name="T19">int</text:span><text:span text:style-name="T4"> i2 = z) {…}</text:span></text:p>
                </text:list-item>
              </text:list>
            </text:list-item>
            <text:list-item>
              <text:p text:style-name="P19"><text:span text:style-name="T9">Parametry</text:span><text:span text:style-name="T6"> </text:span><text:span text:style-name="T9">imienne</text:span><text:span text:style-name="T6"> – przydatne gdy mamy wiele parametrów z wartościami domyślnymi</text:span></text:p>
              <text:list>
                <text:list-item>
                  <text:p text:style-name="P19"><text:span text:style-name="T7">dla</text:span><text:span text:style-name="T4"> </text:span><text:span text:style-name="T19">public</text:span><text:span text:style-name="T4"> </text:span><text:span text:style-name="T19">static</text:span><text:span text:style-name="T4"> </text:span><text:span text:style-name="T19">void</text:span><text:span text:style-name="T4"> Metoda(</text:span><text:span text:style-name="T19">int</text:span><text:span text:style-name="T4"> i, </text:span><text:span text:style-name="T19">string</text:span><text:span text:style-name="T4"> s = </text:span><text:span text:style-name="T24">"domyślny"</text:span><text:span text:style-name="T4">) {…} </text:span><text:span text:style-name="T7">można wywołać</text:span></text:p>
                  <text:list>
                    <text:list-item>
                      <text:p text:style-name="P15">Metoda(7, „ala”);</text:p>
                    </text:list-item>
                    <text:list-item>
                      <text:p text:style-name="P15">Metoda(s:”ala”, i: 7);</text:p>
                    </text:list-item>
                    <text:list-item>
                      <text:p text:style-name="P15">Metoda(7, s:”ala”);</text:p>
                    </text:list-item>
                    <text:list-item>
                      <text:p text:style-name="P19"><text:span text:style-name="T7">Źle:</text:span><text:span text:style-name="T4"> Metoda(s:”ala”, 7); - </text:span><text:span text:style-name="T7">parametry nienazwane muszą być zawsze podawane za pozycyjnymi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">Przeciążanie – odbywa się bez overload, ale ważne jest, aby metody różniły się typami parametrów lub ich ilością. Uważać z parametrami domyślnymi, bo wywołania funkcji mogą być niejednoznaczne.</text:p>
        </text:list-item>
        <text:list-item>
          <text:p text:style-name="P19">Wszystkie zmienne definiowane wewnątrz metody są lokalne, więc nie mogą mieć <text:span text:style-name="T19">public </text:span><text:span text:style-name="def">lub</text:span> <text:span text:style-name="T19">private</text:span></text:p>
        </text:list-item>
      </text:list>
      <text:p text:style-name="P9">Tablice</text:p>
      <text:list xml:id="list30731275" text:style-name="L7">
        <text:list-item>
          <text:p text:style-name="P20">definiowanie tablic – wszystkie elementy muszą być tego samego typu</text:p>
          <text:list>
            <text:list-item>
              <text:p text:style-name="P20"><text:span text:style-name="T19">int</text:span><text:span text:style-name="T4">[] i = </text:span><text:span text:style-name="T19">new</text:span><text:span text:style-name="T4"> </text:span><text:span text:style-name="T19">int</text:span><text:span text:style-name="T4">[3];</text:span></text:p>
            </text:list-item>
            <text:list-item>
              <text:p text:style-name="P20"><text:span text:style-name="T19">int</text:span><text:span text:style-name="T4">[] j = </text:span><text:span text:style-name="T19">new</text:span><text:span text:style-name="T4"> </text:span><text:span text:style-name="T19">int</text:span><text:span text:style-name="T4">[3] {11,12,13};</text:span></text:p>
            </text:list-item>
            <text:list-item>
              <text:p text:style-name="P20"><text:span text:style-name="T19">int</text:span><text:span text:style-name="T4">[] k = </text:span><text:span text:style-name="T19">new</text:span><text:span text:style-name="T4"> </text:span><text:span text:style-name="T19">int</text:span><text:span text:style-name="T4">[] {11,12,13};</text:span></text:p>
            </text:list-item>
            <text:list-item>
              <text:p text:style-name="P20"><text:soft-page-break/><text:span text:style-name="T19">int</text:span><text:span text:style-name="T4">[] l = {11,12,13};</text:span></text:p>
            </text:list-item>
            <text:list-item>
              <text:p text:style-name="P20"><text:span text:style-name="T19">Car</text:span><text:span text:style-name="T4">[] k = </text:span><text:span text:style-name="T19">new</text:span><text:span text:style-name="T4"> </text:span><text:span text:style-name="T19">Car</text:span><text:span text:style-name="T4">[]; -</text:span><text:span text:style-name="T7"> tablica obiektów typu</text:span><text:span text:style-name="T4"> </text:span><text:span text:style-name="T19">Car</text:span></text:p>
            </text:list-item>
            <text:list-item>
              <text:p text:style-name="P20"><text:span text:style-name="T11">Źle - </text:span><text:span text:style-name="T19"><text:s/>int</text:span><text:span text:style-name="T4">[] m = </text:span><text:span text:style-name="T19">new</text:span><text:span text:style-name="T4"> </text:span><text:span text:style-name="T19">int</text:span><text:span text:style-name="T4">[3] {11,12}; - jeśli podane, to liczba podanych elementów musi być równa rozmiarowi tablicy</text:span></text:p>
            </text:list-item>
          </text:list>
        </text:list-item>
        <text:list-item>
          <text:p text:style-name="P21"><text:span text:style-name="T6">niejawne typizowanie tablic lokalnych</text:span></text:p>
          <text:list>
            <text:list-item>
              <text:p text:style-name="P26"><text:span text:style-name="T19">var</text:span><text:span text:style-name="T4"> a = </text:span><text:span text:style-name="T19">new</text:span><text:span text:style-name="T4">[] { 1, 2, 3 };<text:tab/></text:span></text:p>
            </text:list-item>
            <text:list-item>
              <text:p text:style-name="P26"><text:span text:style-name="T19">var</text:span><text:span text:style-name="T4"> b = </text:span><text:span text:style-name="T19">new</text:span><text:span text:style-name="T4">[] { </text:span><text:span text:style-name="T24">"ala"</text:span><text:span text:style-name="T4">, </text:span><text:span text:style-name="T19">null</text:span><text:span text:style-name="T4">, </text:span><text:span text:style-name="T24">"1"</text:span><text:span text:style-name="T4"> };</text:span></text:p>
            </text:list-item>
            <text:list-item>
              <text:p text:style-name="P39"><text:span text:style-name="T7">Źle -</text:span><text:span text:style-name="T19"> var</text:span><text:span text:style-name="T4"> c = </text:span><text:span text:style-name="T19">new</text:span><text:span text:style-name="T4">[] { 1, </text:span><text:span text:style-name="T19">null</text:span><text:span text:style-name="T4">, </text:span><text:span text:style-name="T24">"1"</text:span><text:span text:style-name="T4"> };</text:span></text:p>
            </text:list-item>
          </text:list>
        </text:list-item>
        <text:list-item>
          <text:p text:style-name="P39"><text:span text:style-name="def">tablice wielowymiarowe</text:span></text:p>
          <text:list>
            <text:list-item>
              <text:p text:style-name="P26"><text:span text:style-name="def"><text:span text:style-name="T19">int</text:span></text:span><text:span text:style-name="def"><text:span text:style-name="T4">[,] i = </text:span></text:span><text:span text:style-name="def"><text:span text:style-name="T19">new</text:span></text:span><text:span text:style-name="def"><text:span text:style-name="T4"> </text:span></text:span><text:span text:style-name="def"><text:span text:style-name="T19">int</text:span></text:span><text:span text:style-name="def"><text:span text:style-name="T4">[3,6]; - tablica prostokątna</text:span></text:span></text:p>
            </text:list-item>
            <text:list-item>
              <text:p text:style-name="P26"><text:span text:style-name="T19">int</text:span><text:span text:style-name="T4">[][] j = </text:span><text:span text:style-name="T19">new</text:span><text:span text:style-name="T4"> </text:span><text:span text:style-name="T19">int</text:span><text:span text:style-name="T4">[3][]; - tablica postrzępiona</text:span></text:p>
            </text:list-item>
          </text:list>
        </text:list-item>
      </text:list>
      <text:p text:style-name="P24"><text:span text:style-name="T4"><text:s text:c="11"/>j[0] = </text:span><text:span text:style-name="T19">new</text:span><text:span text:style-name="T4"> </text:span><text:span text:style-name="T19">int</text:span><text:span text:style-name="T4">[1];</text:span></text:p>
      <text:p text:style-name="P24"><text:span text:style-name="T4"><text:s text:c="11"/>j[1] = </text:span><text:span text:style-name="T19">new</text:span><text:span text:style-name="T4"> </text:span><text:span text:style-name="T19">int</text:span><text:span text:style-name="T4">[4];</text:span></text:p>
      <text:list xml:id="list31343110" text:style-name="L8">
        <text:list-item>
          <text:p text:style-name="P27"><text:span text:style-name="T4">public string[] Met(</text:span><text:span text:style-name="T19">int</text:span><text:span text:style-name="T4">[] i); tablica jako funkcji metody i zwracany typ</text:span></text:p>
        </text:list-item>
        <text:list-item>
          <text:p text:style-name="P27"><text:span text:style-name="T4">System.Array</text:span></text:p>
          <text:list>
            <text:list-item>
              <text:p text:style-name="P27"><text:span text:style-name="T4">Clear, Sort, Reverse, Length …</text:span></text:p>
            </text:list-item>
          </text:list>
        </text:list-item>
      </text:list>
      <text:p text:style-name="Def"><text:span text:style-name="T4"/></text:p>
      <text:p text:style-name="P40"><text:span text:style-name="T6">Wyliczenia</text:span><text:span text:style-name="T18"> – zbiór symbolicznych nazw z odpowiadającymi im wartościami liczbowymi</text:span></text:p>
      <text:list xml:id="list31379967" text:style-name="L9">
        <text:list-item>
          <text:p text:style-name="P28"><text:span text:style-name="T21">enum</text:span><text:span text:style-name="T15"> </text:span><text:span text:style-name="T28">Wyl1</text:span><text:span text:style-name="T15"> { a, be, e, de };</text:span></text:p>
        </text:list-item>
        <text:list-item>
          <text:p text:style-name="P28"><text:span text:style-name="T19">enum</text:span><text:span text:style-name="T4"> </text:span><text:span text:style-name="T27">Wyl2</text:span><text:span text:style-name="T4"> { a, be = 100, e, de = 200 };</text:span></text:p>
        </text:list-item>
        <text:list-item>
          <text:p text:style-name="P22"><text:span text:style-name="T19">enum</text:span><text:span text:style-name="T4"> </text:span><text:span text:style-name="T27">Wyl3</text:span><text:span text:style-name="T4"> : </text:span><text:span text:style-name="T19">byte</text:span><text:span text:style-name="T4"> { a, be = 1, e, de = 1 }; - </text:span><text:span text:style-name="def">przejdzie bez problemów, ale potem będzie wyskoczy błąd np. na </text:span><text:span text:style-name="def"><text:span text:style-name="T22">case</text:span></text:span><text:span text:style-name="def"> w iteracji </text:span><text:span text:style-name="def"><text:span text:style-name="T22">swich</text:span></text:span><text:span text:style-name="def"><text:span text:style-name="T26"> z powodu powturzeń wartości</text:span></text:span></text:p>
        </text:list-item>
        <text:list-item>
          <text:p text:style-name="P28"><text:span text:style-name="def"><text:span text:style-name="T1">Parametr, switch –</text:span></text:span><text:span text:style-name="def"><text:span text:style-name="T26"> jako parametr przyjmuje wyliczenie konkretnego typu</text:span></text:span></text:p>
          <text:p text:style-name="P28"><text:span text:style-name="T19">public</text:span><text:span text:style-name="T4"> </text:span><text:span text:style-name="T19">void</text:span><text:span text:style-name="T4"> proc(</text:span><text:span text:style-name="T27">Wyl1</text:span><text:span text:style-name="T4"> o) {</text:span></text:p>
        </text:list-item>
      </text:list>
      <text:p text:style-name="P24"><text:span text:style-name="T4"><text:s text:c="12"/></text:span><text:span text:style-name="T19">switch</text:span><text:span text:style-name="T4"> (o){</text:span></text:p>
      <text:p text:style-name="P24"><text:span text:style-name="T4"><text:s text:c="16"/></text:span><text:span text:style-name="T19">case</text:span><text:span text:style-name="T4"> </text:span><text:span text:style-name="T27">Wyl1</text:span><text:span text:style-name="T4">.be: { </text:span><text:span text:style-name="T19">break</text:span><text:span text:style-name="T4">; }</text:span></text:p>
      <text:p text:style-name="P24"><text:span text:style-name="T4"><text:s text:c="16"/></text:span><text:span text:style-name="T19">case</text:span><text:span text:style-name="T4"> </text:span><text:span text:style-name="T27">Wyl1</text:span><text:span text:style-name="T4">.de: { </text:span><text:span text:style-name="T19">break</text:span><text:span text:style-name="T4">; }</text:span></text:p>
      <text:p text:style-name="P29"><text:s text:c="12"/>}</text:p>
      <text:p text:style-name="P24"><text:span text:style-name="T4"><text:s text:c="9"/>}</text:span></text:p>
      <text:list xml:id="list34657716" text:style-name="L10">
        <text:list-item>
          <text:p text:style-name="P30"><text:span text:style-name="def">Parametr – przyjmuje dowolne wyliczenie</text:span></text:p>
          <text:p text:style-name="P30"><text:span text:style-name="def"><text:span text:style-name="T19">public</text:span></text:span><text:span text:style-name="def"><text:span text:style-name="T4"> </text:span></text:span><text:span text:style-name="def"><text:span text:style-name="T19">void</text:span></text:span><text:span text:style-name="def"><text:span text:style-name="T4"> proc(</text:span></text:span><text:span text:style-name="def"><text:span text:style-name="T27">Sestem.Enum</text:span></text:span><text:span text:style-name="def"><text:span text:style-name="T4"> o) {</text:span></text:span></text:p>
        </text:list-item>
        <text:list-item>
          <text:p text:style-name="P30"><text:span text:style-name="def"><text:span text:style-name="T16">System.Enum</text:span></text:span></text:p>
          <text:list>
            <text:list-item>
              <text:p text:style-name="P30"><text:span text:style-name="def"><text:span text:style-name="T4">ToString(); </text:span></text:span><text:span text:style-name="def">odda np.</text:span><text:span text:style-name="def"><text:span text:style-name="T4"> „be=100”</text:span></text:span></text:p>
            </text:list-item>
            <text:list-item>
              <text:p text:style-name="P30"><text:span text:style-name="def"><text:span text:style-name="T4">Format(); </text:span></text:span><text:span text:style-name="def">pozwala na dokładniejsze formatowanie</text:span></text:p>
            </text:list-item>
            <text:list-item>
              <text:p text:style-name="P30"><text:span text:style-name="def"><text:span text:style-name="T4">GetValues(); </text:span></text:span><text:span text:style-name="def">- zwraca tablicę wartości</text:span></text:p>
            </text:list-item>
            <text:list-item>
              <text:p text:style-name="P30"><text:span text:style-name="def"><text:span text:style-name="T4">GetValue[]; </text:span></text:span><text:span text:style-name="def">- zwraca konkretną wartość</text:span></text:p>
            </text:list-item>
          </text:list>
        </text:list-item>
        <text:list-item>
          <text:p text:style-name="P30"><text:span text:style-name="def"><text:span text:style-name="T16">System</text:span></text:span><text:span text:style-name="def"><text:span text:style-name="T4"> </text:span></text:span><text:span text:style-name="def">ma wiele wyliczeń</text:span></text:p>
          <text:list>
            <text:list-item>
              <text:p text:style-name="P30"><text:span text:style-name="def"><text:span text:style-name="T4">DayOfWeek</text:span></text:span></text:p>
            </text:list-item>
            <text:list-item>
              <text:p text:style-name="P30"><text:span text:style-name="def"><text:span text:style-name="T4">ConsoleColor</text:span></text:span></text:p>
            </text:list-item>
          </text:list>
        </text:list-item>
      </text:list>
      <text:p text:style-name="P3"><text:span text:style-name="def"/></text:p>
      <text:p text:style-name="P3"><text:span text:style-name="def"><text:span text:style-name="T1">Struktury </text:span></text:span><text:span text:style-name="def">- Coś jakby upośledzone klasy:</text:span></text:p>
      <text:list xml:id="list35143191" text:style-name="L13">
        <text:list-item>
          <text:list>
            <text:list-item>
              <text:p text:style-name="P31"><text:span text:style-name="def">nie można po nich dziedziczyć (niejawnie sealed)</text:span></text:p>
            </text:list-item>
            <text:list-item>
              <text:p text:style-name="P31"><text:span text:style-name="def">nie pozwalają nadpisać domyślnego kostruktora. Jeśli napiszemy własny, to domyślny i tak pozostanie</text:span></text:p>
            </text:list-item>
            <text:list-item>
              <text:p text:style-name="P31"><text:span text:style-name="def">konstruktor sam nie inicjuje pól</text:span></text:p>
            </text:list-item>
            <text:list-item>
              <text:p text:style-name="P31"><text:span text:style-name="def">nie można przypisać wartości do pola w momencie ich deklaracji</text:span></text:p>
            </text:list-item>
            <text:list-item>
              <text:p text:style-name="P31"><text:span text:style-name="def">są typami wartościowymi a nie referencynymi</text:span></text:p>
            </text:list-item>
            <text:list-item>
              <text:p text:style-name="P31"><text:span text:style-name="def">Wszystkie typy proste poza System.String są strukturami</text:span></text:p>
            </text:list-item>
          </text:list>
        </text:list-item>
        <text:list-item>
          <text:p text:style-name="P31"><text:span text:style-name="def"><text:span text:style-name="T19">struct</text:span></text:span><text:span text:style-name="def"><text:span text:style-name="T4"> </text:span></text:span><text:span text:style-name="def"><text:span text:style-name="T27">MyPoint</text:span></text:span></text:p>
        </text:list-item>
      </text:list>
      <text:p text:style-name="P37">{</text:p>
      <text:p text:style-name="P38"><text:soft-page-break/><text:span text:style-name="T4"><text:s text:c="6"/><text:tab/></text:span><text:span text:style-name="T19">public</text:span><text:span text:style-name="T4"> </text:span><text:span text:style-name="T19">int</text:span><text:span text:style-name="T4"> x;</text:span></text:p>
      <text:p text:style-name="P38"><text:span text:style-name="T4"><text:s text:c="6"/><text:tab/></text:span><text:span text:style-name="T19">public</text:span><text:span text:style-name="T4"> </text:span><text:span text:style-name="T19">int</text:span><text:span text:style-name="T4"> y;</text:span></text:p>
      <text:p text:style-name="P38"><text:span text:style-name="T4"><text:s text:c="6"/><text:tab/></text:span><text:span text:style-name="T19">public</text:span><text:span text:style-name="T4"> MyPoint(</text:span><text:span text:style-name="T19">int</text:span><text:span text:style-name="T4"> ax, </text:span><text:span text:style-name="T19">int</text:span><text:span text:style-name="T4"> ay)</text:span></text:p>
      <text:p text:style-name="P37"><text:s text:c="6"/><text:tab/>{</text:p>
      <text:p text:style-name="P37"><text:s text:c="6"/><text:tab/> <text:tab/>x = ax;</text:p>
      <text:p text:style-name="P37"><text:s text:c="6"/><text:tab/><text:tab/>y = ay;</text:p>
      <text:p text:style-name="P37"><text:s text:c="6"/><text:tab/>}</text:p>
      <text:p text:style-name="P38"><text:span text:style-name="T4">}M</text:span></text:p>
      <text:list xml:id="list35449468" text:style-name="L14">
        <text:list-item>
          <text:p text:style-name="P32"><text:span text:style-name="def"><text:span text:style-name="T27">MyPoint</text:span></text:span><text:span text:style-name="def"><text:span text:style-name="T4"> p1; - </text:span></text:span><text:span text:style-name="def">pola niezainicjowane. Jeśli się do nich odwołamy to dostaniemy błąd</text:span></text:p>
        </text:list-item>
        <text:list-item>
          <text:p text:style-name="P32"><text:span text:style-name="T27">MyPoint</text:span><text:span text:style-name="T4"> p2 = </text:span><text:span text:style-name="T19">new</text:span><text:span text:style-name="T4"> </text:span><text:span text:style-name="T27">MyPoint</text:span><text:span text:style-name="T4">(); - </text:span><text:span text:style-name="def">pola zainicjowane wartościami domyślnymi</text:span></text:p>
        </text:list-item>
        <text:list-item>
          <text:p text:style-name="P32"><text:span text:style-name="T27">MyPoint</text:span><text:span text:style-name="T4"> p3 = </text:span><text:span text:style-name="T19">new</text:span><text:span text:style-name="T4"> </text:span><text:span text:style-name="T27">MyPoint</text:span><text:span text:style-name="T4">(2, 6); - </text:span><text:span text:style-name="def">niestandardowy konstruktor</text:span></text:p>
        </text:list-item>
      </text:list>
      <text:p text:style-name="P3"><text:span text:style-name="def"/></text:p>
      <text:p text:style-name="P3"><text:span text:style-name="def"><text:span text:style-name="T1">Typy wartościowe i referencyjne</text:span></text:span></text:p>
      <text:list xml:id="list35474403" text:style-name="L15">
        <text:list-item>
          <text:p text:style-name="P33"><text:span text:style-name="def">wartościowe żyją TYLKO w definiującym je zasięgu, a referencyjne tak długo jak jest do niego odwołanie (dłużej bo odśmiecacz musi go wyrzucić)</text:span></text:p>
        </text:list-item>
        <text:list-item>
          <text:p text:style-name="P33"><text:span text:style-name="def">przekazywanie typu wartościowego robi jego kopię (chyba, że przekazujemy przez referencję)</text:span></text:p>
        </text:list-item>
        <text:list-item>
          <text:p text:style-name="P33"><text:span text:style-name="def">przekazywanie typu wartościowego przez referencję polega na przekazaniu kopii jego adresu.</text:span></text:p>
        </text:list-item>
        <text:list-item>
          <text:p text:style-name="P33"><text:span text:style-name="def">typy wartościowe całe trzymana są na stosie. Typy referencyjne na stercie mają tylko referencję, a wartości przetrzymywane są też na stosie.</text:span></text:p>
        </text:list-item>
        <text:list-item>
          <text:p text:style-name="P33"><text:span text:style-name="def">Tabela różnic jest na 127</text:span></text:p>
        </text:list-item>
      </text:list>
      <text:p text:style-name="P3"><text:span text:style-name="def"/></text:p>
      <text:p text:style-name="P3"><text:span text:style-name="def"><text:span text:style-name="T1">Nullable</text:span></text:span><text:span text:style-name="def"> – możliwość reprezentowania wartości typu bazowego i wartości null</text:span></text:p>
      <text:list xml:id="list35754513" text:style-name="L17">
        <text:list-item>
          <text:p text:style-name="P35"><text:span text:style-name="def"><text:span text:style-name="T19">int</text:span></text:span><text:span text:style-name="def"><text:span text:style-name="T4">? a;</text:span></text:span></text:p>
        </text:list-item>
        <text:list-item>
          <text:p text:style-name="P35"><text:span text:style-name="def"><text:span text:style-name="T27">Nullable</text:span></text:span><text:span text:style-name="def"><text:span text:style-name="T4"> &lt;</text:span></text:span><text:span text:style-name="def"><text:span text:style-name="T19">int</text:span></text:span><text:span text:style-name="def"><text:span text:style-name="T4">&gt; a;</text:span></text:span></text:p>
        </text:list-item>
      </text:list>
      <text:list xml:id="list35617283" text:style-name="L16">
        <text:list-item>
          <text:p text:style-name="P34"><text:span text:style-name="def">można stosować tylko do typów wartościowych (typy referencyje mogą mieć </text:span><text:span text:style-name="def"><text:span text:style-name="T19">null</text:span></text:span><text:span text:style-name="def"> z samego założenia)</text:span></text:p>
          <text:list>
            <text:list-item>
              <text:p text:style-name="P34"><text:span text:style-name="def">źle - </text:span><text:span text:style-name="def"><text:span text:style-name="T27">String</text:span></text:span><text:span text:style-name="def"><text:span text:style-name="T4">? S</text:span></text:span><text:span text:style-name="def">;</text:span></text:p>
            </text:list-item>
          </text:list>
        </text:list-item>
        <text:list-item>
          <text:p text:style-name="P34"><text:span text:style-name="def">wykrywanie wartości </text:span><text:span text:style-name="def"><text:span text:style-name="T19">null</text:span></text:span></text:p>
          <text:list>
            <text:list-item>
              <text:p text:style-name="P34"><text:span text:style-name="def"><text:span text:style-name="T19">if</text:span></text:span><text:span text:style-name="def"><text:span text:style-name="T4"> (i.HasValue) {...};</text:span></text:span></text:p>
            </text:list-item>
            <text:list-item>
              <text:p text:style-name="P34"><text:span text:style-name="T19">bool</text:span><text:span text:style-name="T4"> b = (i == </text:span><text:span text:style-name="T19">null</text:span><text:span text:style-name="T4">);</text:span></text:p>
            </text:list-item>
          </text:list>
        </text:list-item>
        <text:list-item>
          <text:p text:style-name="P34"><text:span text:style-name="def">Value – oddaje wartość elementu, ale działa inaczej niż bezpośrednie odwołanie się do elementu gdy ten ma wartość null; ToString wtedy nie działa, tak jak porównywanie do</text:span><text:span text:style-name="T4"> <text:s/></text:span><text:span text:style-name="def"><text:span text:style-name="T19">null</text:span></text:span></text:p>
        </text:list-item>
        <text:list-item>
          <text:p text:style-name="P34"><text:span text:style-name="def"><text:span text:style-name="T19">int</text:span></text:span><text:span text:style-name="def"><text:span text:style-name="T4"> x = i ?? ii ?? 100; - </text:span></text:span><text:span text:style-name="def">?? spowoduje przypisanie wartości z i, o ile ta nie jest null. W przeciwnym przypadku przypisze ustaloną wartość.</text:span></text:p>
        </text:list-item>
      </text:list>
      <text:p text:style-name="P24"><text:span text:style-name="T4"/></text:p>
      <text:p text:style-name="P24"><text:span text:style-name="T4">Klasy</text:span></text:p>
      <text:list xml:id="list36507789" text:style-name="L18">
        <text:list-item>
          <text:p text:style-name="P36"><text:span text:style-name="T19">class</text:span><text:span text:style-name="T4"> </text:span><text:span text:style-name="T27">Car </text:span><text:span text:style-name="T4">{} - najprostsza definicja klasy</text:span></text:p>
        </text:list-item>
        <text:list-item>
          <text:p text:style-name="P36"><text:span text:style-name="T4">tworzenie instancji:</text:span></text:p>
          <text:list>
            <text:list-item>
              <text:p text:style-name="P36"><text:span text:style-name="T27">Car</text:span><text:span text:style-name="T4"> a; - tworzymy tylko referencję, bez obiektu</text:span></text:p>
            </text:list-item>
            <text:list-item>
              <text:p text:style-name="P36"><text:span text:style-name="T27">Car</text:span><text:span text:style-name="T4"> a = </text:span><text:span text:style-name="T19">new</text:span><text:span text:style-name="T4"> </text:span><text:span text:style-name="T27">Car</text:span><text:span text:style-name="T4">(); - tworzymy referencję i od razu przypisujemy do niej nowy obiekt.</text:span></text:p>
            </text:list-item>
          </text:list>
        </text:list-item>
        <text:list-item>
          <text:p text:style-name="P36"><text:span text:style-name="T4">Konstruktory</text:span></text:p>
          <text:list>
            <text:list-item>
              <text:p text:style-name="P36"><text:span text:style-name="T4">zawsze dostajemy domyślny, ale (inaczej niż w strukturach) jest on usuwany jeśli definiujemy niestandardowy.</text:span></text:p>
            </text:list-item>
            <text:list-item>
              <text:p text:style-name="P36"><text:span text:style-name="T4">Jeśli chcemy używać konstruktora domyślnego, pomimo zdefiniować niestandardowego, to musimy zdefiniować go sami - </text:span><text:span text:style-name="T19">public</text:span><text:span text:style-name="T4"> Car(){...}</text:span></text:p>
            </text:list-item>
            <text:list-item>
              <text:p text:style-name="P36"><text:span text:style-name="T4">Łączenie konstruktorów – działa jak inherited z zadanymi parametrami w Delphi, ale budowany jest inaczej!</text:span></text:p>
              <text:list>
                <text:list-item>
                  <text:p text:style-name="P36"><text:span text:style-name="T4">F</text:span></text:p>
                </text:list-item>
                <text:list-item>
                  <text:p text:style-name="P36"><text:span text:style-name="T4">można używać z wartościami domyślnymi, ale to ograniczy używanie takiej klasy </text:span><text:soft-page-break/><text:span text:style-name="T4">tylko do C#2010 (i zapewne późniejszych)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tim" svg:font-family="Consolastim"/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ny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" style:family="paragraph" style:parent-style-name="Standard">
      <style:paragraph-properties fo:background-color="transparent">
        <style:background-image/>
      </style:paragraph-properties>
      <style:text-properties fo:color="#000000"/>
    </style:style>
    <style:style style:name="Def" style:family="paragraph" style:parent-style-name="Standard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def" style:family="text">
      <style:text-properties fo:color="#000000" style:font-name="Times New Roman1" fo:font-size="12pt" style:font-name-asian="Consolas" style:font-size-asian="9.5pt" style:font-name-complex="Consolas" style:font-size-complex="9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3-13T23:39:45.66</meta:creation-date>
    <dc:date>2013-03-16T16:59:15.60</dc:date>
    <meta:editing-duration>PT8H26M57S</meta:editing-duration>
    <meta:editing-cycles>13</meta:editing-cycles>
    <meta:generator>OpenOffice.org/3.3$Win32 OpenOffice.org_project/330m20$Build-9567</meta:generator>
    <dc:creator>Łukasz Łoza</dc:creator>
    <meta:document-statistic meta:table-count="0" meta:image-count="0" meta:object-count="0" meta:page-count="7" meta:paragraph-count="210" meta:word-count="1762" meta:character-count="10714"/>
  </office:meta>
</office:document-meta>
</file>